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paragraph-rsid="0015e57c" style:font-size-asian="24pt" style:font-size-complex="24pt"/>
    </style:style>
    <style:style style:name="P2" style:family="paragraph" style:parent-style-name="Standard">
      <style:text-properties fo:font-size="24pt" officeooo:paragraph-rsid="0015e57c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paragraph-rsid="0015e57c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5e57c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paragraph-rsid="0015e57c" style:text-underline-mode="continuous" style:text-overline-mode="continuous" style:text-line-through-mode="continuous" style:font-size-asian="22pt" style:font-weight-asian="bold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5e57c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16b82d" style:font-size-asian="16pt" style:font-weight-asian="bold" style:font-size-complex="16pt"/>
    </style:style>
    <style:style style:name="P8" style:family="paragraph" style:parent-style-name="Standard">
      <style:text-properties fo:font-size="16pt" fo:font-weight="bold" officeooo:paragraph-rsid="0015e57c" style:font-size-asian="16pt" style:font-weight-asian="bold" style:font-size-complex="16pt"/>
    </style:style>
    <style:style style:name="P9" style:family="paragraph" style:parent-style-name="Standard">
      <style:text-properties fo:font-size="16pt" style:text-underline-style="solid" style:text-underline-width="auto" style:text-underline-color="font-color" officeooo:paragraph-rsid="0015e57c" style:text-underline-mode="continuous" style:text-overline-mode="continuous" style:text-line-through-mode="continuous" style:font-size-asian="16pt" style:font-size-complex="16pt"/>
    </style:style>
    <style:style style:name="P10" style:family="paragraph" style:parent-style-name="Standard">
      <style:text-properties fo:font-size="16pt" officeooo:paragraph-rsid="0015e57c" style:font-size-asian="16pt" style:font-size-complex="16pt"/>
    </style:style>
    <style:style style:name="P11" style:family="paragraph" style:parent-style-name="Standard">
      <style:text-properties fo:font-size="14pt" fo:font-weight="bold" officeooo:paragraph-rsid="0015e57c" style:font-size-asian="14pt" style:font-weight-asian="bold" style:font-size-complex="14pt"/>
    </style:style>
    <style:style style:name="P12" style:family="paragraph" style:parent-style-name="Standard">
      <style:text-properties fo:font-size="8pt" style:text-underline-style="solid" style:text-underline-width="auto" style:text-underline-color="font-color" officeooo:paragraph-rsid="0015e57c" style:text-underline-mode="continuous" style:text-overline-mode="continuous" style:text-line-through-mode="continuous" style:font-size-asian="8pt" style:font-size-complex="8pt"/>
    </style:style>
    <style:style style:name="P13" style:family="paragraph" style:parent-style-name="Standard">
      <style:text-properties fo:font-size="10pt" officeooo:paragraph-rsid="0015e57c" style:font-size-asian="10pt" style:font-size-complex="10pt"/>
    </style:style>
    <style:style style:name="P14" style:family="paragraph" style:parent-style-name="Standard">
      <style:text-properties officeooo:paragraph-rsid="0015e57c"/>
    </style:style>
    <style:style style:name="P15" style:family="paragraph" style:parent-style-name="Standard">
      <style:paragraph-properties fo:margin-left="4.995cm" fo:margin-right="0cm" fo:text-indent="1.249cm" style:auto-text-indent="false">
        <style:tab-stops/>
      </style:paragraph-properties>
      <style:text-properties fo:font-size="16pt" fo:font-weight="bold" officeooo:paragraph-rsid="0015e57c" style:font-size-asian="16pt" style:font-weight-asian="bold" style:font-size-complex="16pt"/>
    </style:style>
    <style:style style:name="P16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officeooo:paragraph-rsid="0015e57c"/>
    </style:style>
    <style:style style:name="P17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font-size="14pt" fo:font-weight="bold" officeooo:paragraph-rsid="0015e57c" style:font-size-asian="14pt" style:font-weight-asian="bold" style:font-size-complex="14pt"/>
    </style:style>
    <style:style style:name="P18" style:family="paragraph" style:parent-style-name="Standard" style:master-page-name="MP0">
      <style:paragraph-properties style:page-number="auto" fo:break-before="page"/>
      <style:text-properties officeooo:paragraph-rsid="0015e57c"/>
    </style:style>
    <style:style style:name="P19" style:family="paragraph" style:parent-style-name="Standard">
      <style:text-properties fo:font-size="10pt" officeooo:paragraph-rsid="001c615d" style:font-size-asian="10pt" style:font-size-complex="10pt"/>
    </style:style>
    <style:style style:name="P20" style:family="paragraph" style:parent-style-name="Standard">
      <style:text-properties fo:font-size="10pt" officeooo:paragraph-rsid="0015e57c" style:font-size-asian="10pt" style:font-size-complex="10pt"/>
    </style:style>
    <style:style style:name="P21" style:family="paragraph" style:parent-style-name="Standard">
      <style:text-properties fo:font-size="10pt" officeooo:paragraph-rsid="001e38f1" style:font-size-asian="10pt" style:font-size-complex="10pt"/>
    </style:style>
    <style:style style:name="P22" style:family="paragraph" style:parent-style-name="Standard">
      <style:text-properties fo:font-size="10pt" officeooo:paragraph-rsid="00202093" style:font-size-asian="10pt" style:font-size-complex="10pt"/>
    </style:style>
    <style:style style:name="P23" style:family="paragraph" style:parent-style-name="Standard">
      <style:text-properties fo:font-size="10pt" officeooo:paragraph-rsid="0021c316" style:font-size-asian="10pt" style:font-size-complex="10pt"/>
    </style:style>
    <style:style style:name="P24" style:family="paragraph" style:parent-style-name="Standard">
      <style:text-properties officeooo:paragraph-rsid="00202093"/>
    </style:style>
    <style:style style:name="P25" style:family="paragraph" style:parent-style-name="Standard">
      <style:text-properties officeooo:paragraph-rsid="0015e57c"/>
    </style:style>
    <style:style style:name="P26" style:family="paragraph" style:parent-style-name="Standard">
      <style:text-properties fo:font-size="16pt" fo:font-weight="bold" officeooo:rsid="0022df41" officeooo:paragraph-rsid="0022df41" style:font-size-asian="16pt" style:font-weight-asian="bold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66a28" style:font-size-asian="14pt" style:font-size-complex="14pt"/>
    </style:style>
    <style:style style:name="T3" style:family="text">
      <style:text-properties fo:font-size="14pt" officeooo:rsid="0024b0d5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5e57c" style:font-size-asian="14pt" style:font-weight-asian="bold" style:font-size-complex="14pt"/>
    </style:style>
    <style:style style:name="T6" style:family="text">
      <style:text-properties fo:font-size="14pt" fo:font-weight="bold" officeooo:rsid="00166a28" style:font-size-asian="14pt" style:font-weight-asian="bold" style:font-size-complex="14pt"/>
    </style:style>
    <style:style style:name="T7" style:family="text">
      <style:text-properties fo:font-size="14pt" fo:font-weight="bold" officeooo:rsid="00269dc5" style:font-size-asian="14pt" style:font-weight-asian="bold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0pt" style:font-size-asian="17.5pt" style:font-size-complex="20pt"/>
    </style:style>
    <style:style style:name="T11" style:family="text">
      <style:text-properties fo:font-size="20pt" fo:font-weight="bold" style:font-size-asian="20pt" style:font-weight-asian="bold" style:font-size-complex="20pt"/>
    </style:style>
    <style:style style:name="T12" style:family="text">
      <style:text-properties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 style:font-size-complex="24pt"/>
    </style:style>
    <style:style style:name="T13" style:family="text">
      <style:text-properties fo:font-size="18pt" fo:font-weight="bold" style:font-size-asian="18pt" style:font-weight-asian="bold" style:font-size-complex="18pt"/>
    </style:style>
    <style:style style:name="T14" style:family="text">
      <style:text-properties fo:font-size="16pt" fo:font-weight="bold" style:font-size-asian="16pt" style:font-weight-asian="bold" style:font-size-complex="16pt"/>
    </style:style>
    <style:style style:name="T15" style:family="text">
      <style:text-properties fo:font-size="16pt" fo:font-weight="bold" officeooo:rsid="0015e57c" style:font-size-asian="16pt" style:font-weight-asian="bold" style:font-size-complex="16pt"/>
    </style:style>
    <style:style style:name="T16" style:family="text">
      <style:text-properties fo:font-size="16pt" fo:font-weight="bold" officeooo:rsid="00166a28" style:font-size-asian="16pt" style:font-weight-asian="bold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9" style:family="text">
      <style:text-properties fo:font-size="16pt" style:text-underline-style="solid" style:text-underline-width="auto" style:text-underline-color="font-color" officeooo:rsid="001e38f1" style:text-underline-mode="continuous" style:text-overline-mode="continuous" style:text-line-through-mode="continuous" style:font-size-asian="16pt" style:font-size-complex="16pt"/>
    </style:style>
    <style:style style:name="T20" style:family="text">
      <style:text-properties fo:font-size="16pt" style:text-underline-style="none" officeooo:rsid="001e38f1" style:text-underline-mode="continuous" style:text-overline-mode="continuous" style:text-line-through-mode="continuous" style:font-size-asian="16pt" style:font-size-complex="16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T23" style:family="text">
      <style:text-properties fo:font-size="8pt" style:text-underline-style="solid" style:text-underline-width="auto" style:text-underline-color="font-color" officeooo:rsid="001e38f1" style:text-underline-mode="continuous" style:text-overline-mode="continuous" style:text-line-through-mode="continuous" style:font-size-asian="8pt" style:font-size-complex="8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91fb3" style:font-size-asian="10pt" style:font-size-complex="10pt"/>
    </style:style>
    <style:style style:name="T26" style:family="text">
      <style:text-properties fo:font-size="10pt" officeooo:rsid="001c615d" style:font-size-asian="10pt" style:font-size-complex="10pt"/>
    </style:style>
    <style:style style:name="T27" style:family="text">
      <style:text-properties fo:font-size="10pt" officeooo:rsid="00202093" style:font-size-asian="10pt" style:font-size-complex="10pt"/>
    </style:style>
    <style:style style:name="T28" style:family="text">
      <style:text-properties officeooo:rsid="0010395b"/>
    </style:style>
    <style:style style:name="T29" style:family="text">
      <style:text-properties officeooo:rsid="001c615d"/>
    </style:style>
    <style:style style:name="T30" style:family="text">
      <style:text-properties officeooo:rsid="001e38f1"/>
    </style:style>
    <style:style style:name="T31" style:family="text">
      <style:text-properties officeooo:rsid="00202093"/>
    </style:style>
    <style:style style:name="T32" style:family="text">
      <style:text-properties officeooo:rsid="0021c316"/>
    </style:style>
    <style:style style:name="T33" style:family="text">
      <style:text-properties officeooo:rsid="0024b0d5"/>
    </style:style>
    <style:style style:name="T34" style:family="text">
      <style:text-properties officeooo:rsid="002980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andardní_20_písmo_20_odstavce"><text:span text:style-name="T8"><text:s text:c="20"/></text:span></text:span><text:span text:style-name="Standardní_20_písmo_20_odstavce"><text:span text:style-name="T9">SVAZ MODELÁŘŮ ČESKÉ REPUBLIKY</text:span></text:span></text:p>
      <text:p text:style-name="P2"/>
      <text:p text:style-name="P3"><text:span text:style-name="T10"><text:s text:c="6"/>Raketomodelářský</text:span> klub <text:span text:style-name="T34">Letostroj </text:span>Letovice p.s. <text:s/>r.č.124</text:p>
      <text:p text:style-name="P1"/>
      <text:p text:style-name="P4"><text:span text:style-name="Standardní_20_písmo_20_odstavce"><text:span text:style-name="T12">Výsledková listina</text:span></text:span></text:p>
      <text:p text:style-name="P5"/>
      <text:p text:style-name="P7">Veřejná soutěž <text:tab/>S6A <text:s/>– dlouhý streamer, <text:s/>S7</text:p>
      <text:p text:style-name="P6"/>
      <text:p text:style-name="P4"><text:span text:style-name="Standardní_20_písmo_20_odstavce"><text:span text:style-name="T13">„Memoriál Rudolfa Dvořáka“</text:span></text:span></text:p>
      <text:p text:style-name="P8"/>
      <text:p text:style-name="P14"><text:span text:style-name="Standardní_20_písmo_20_odstavce"><text:span text:style-name="T14"><text:tab/><text:tab/><text:tab/><text:tab/>Letovice 1</text:span></text:span><text:span text:style-name="Standardní_20_písmo_20_odstavce"><text:span text:style-name="T15">0</text:span></text:span><text:span text:style-name="Standardní_20_písmo_20_odstavce"><text:span text:style-name="T14">.9. 202</text:span></text:span><text:span text:style-name="Standardní_20_písmo_20_odstavce"><text:span text:style-name="T15">2</text:span></text:span></text:p>
      <text:p text:style-name="P11"/>
      <text:p text:style-name="P14"><text:span text:style-name="Standardní_20_písmo_20_odstavce"><text:span text:style-name="T4"><text:tab/>Číslo soutěže:<text:tab/><text:tab/> Ra </text:span></text:span><text:span text:style-name="Standardní_20_písmo_20_odstavce"><text:span text:style-name="T6">09</text:span></text:span></text:p>
      <text:p text:style-name="P11"/>
      <text:p text:style-name="P14"><text:span text:style-name="Standardní_20_písmo_20_odstavce"><text:span text:style-name="T4"><text:tab/>Termín konání:<text:tab/><text:tab/></text:span></text:span><text:span text:style-name="Standardní_20_písmo_20_odstavce"><text:span text:style-name="T5">10</text:span></text:span><text:span text:style-name="Standardní_20_písmo_20_odstavce"><text:span text:style-name="T4">.9. 202</text:span></text:span><text:span text:style-name="Standardní_20_písmo_20_odstavce"><text:span text:style-name="T5">2</text:span></text:span></text:p>
      <text:p text:style-name="P11"/>
      <text:p text:style-name="P11"><text:tab/>Místo:<text:tab/><text:tab/><text:tab/>Letovice letiště LKL Písečná</text:p>
      <text:p text:style-name="P11"/>
      <text:p text:style-name="P11"><text:tab/>Pořadatel:<text:tab/><text:tab/><text:tab/>RMK Letostroj Letovice p.s.</text:p>
      <text:p text:style-name="P11"><text:tab/><text:tab/><text:tab/><text:tab/><text:tab/>Ředitel soutěže: Jaroslav Cihla</text:p>
      <text:p text:style-name="P11"/>
      <text:p text:style-name="P11"><text:tab/>Sportovní komisař:<text:tab/>Bohuslav Kuda</text:p>
      <text:p text:style-name="P14"><text:span text:style-name="Standardní_20_písmo_20_odstavce"><text:span text:style-name="T4"><text:tab/>Přejímka:<text:tab/><text:tab/><text:tab/></text:span></text:span><text:span text:style-name="Standardní_20_písmo_20_odstavce"><text:span text:style-name="T5">Milan Sopoušek</text:span></text:span><text:span text:style-name="Standardní_20_písmo_20_odstavce"><text:span text:style-name="T4"><text:tab/></text:span></text:span></text:p>
      <text:p text:style-name="P14"><text:span text:style-name="Standardní_20_písmo_20_odstavce"><text:span text:style-name="T14"><text:tab/>Bodování</text:span></text:span><text:span text:style-name="Standardní_20_písmo_20_odstavce"><text:span text:style-name="T4">: <text:s text:c="15"/><text:tab/>Martin Krušina, Lubomír Martínek, </text:span></text:span><text:span text:style-name="Standardní_20_písmo_20_odstavce"><text:span text:style-name="T5">Milan Kučka</text:span></text:span></text:p>
      <text:p text:style-name="P11"><text:tab/>Časoměřiči: ved. <text:tab/><text:tab/>Radek Prudil</text:p>
      <text:p text:style-name="P14"><text:span text:style-name="Standardní_20_písmo_20_odstavce"><text:span text:style-name="T4"><text:tab/><text:tab/><text:tab/><text:tab/><text:tab/>Jaroslava Marečková, </text:span></text:span><text:span text:style-name="Standardní_20_písmo_20_odstavce"><text:span text:style-name="T5">Pavel Čermák</text:span></text:span><text:span text:style-name="Standardní_20_písmo_20_odstavce"><text:span text:style-name="T4">,<text:tab/><text:tab/><text:tab/><text:tab/><text:tab/><text:tab/><text:tab/></text:span></text:span><text:span text:style-name="Standardní_20_písmo_20_odstavce"><text:span text:style-name="T5">Tomáš Krejčíř</text:span></text:span></text:p>
      <text:p text:style-name="P15"/>
      <text:p text:style-name="P11"><text:tab/>Pořadatelská služba: <text:s text:c="3"/>Jiří Kašpar, Andrea Krušinová</text:p>
      <text:p text:style-name="P11"/>
      <text:p text:style-name="P14"><text:span text:style-name="Standardní_20_písmo_20_odstavce"><text:span text:style-name="T4"><text:tab/>Zapisovatel:<text:tab/><text:tab/></text:span></text:span><text:span text:style-name="Standardní_20_písmo_20_odstavce"><text:span text:style-name="T5">Petr Lavický ing.</text:span></text:span></text:p>
      <text:p text:style-name="P11"/>
      <text:p text:style-name="P11"><text:tab/><text:tab/><text:tab/><text:tab/><text:tab/><text:tab/><text:tab/></text:p>
      <text:p text:style-name="P16"><text:span text:style-name="Standardní_20_písmo_20_odstavce"><text:span text:style-name="T4">Meteorologická situace: </text:span></text:span><text:span text:style-name="Standardní_20_písmo_20_odstavce"><text:span text:style-name="T5">polojasno</text:span></text:span><text:span text:style-name="Standardní_20_písmo_20_odstavce"><text:span text:style-name="T4">, </text:span></text:span><text:span text:style-name="Standardní_20_písmo_20_odstavce"><text:span text:style-name="T7">oblačno,</text:span></text:span><text:span text:style-name="Standardní_20_písmo_20_odstavce"><text:span text:style-name="T4"> vítr 1-5 m/sec, 1</text:span></text:span><text:span text:style-name="Standardní_20_písmo_20_odstavce"><text:span text:style-name="T5">4</text:span></text:span><text:span text:style-name="Standardní_20_písmo_20_odstavce"><text:span text:style-name="T4"> - </text:span></text:span><text:span text:style-name="Standardní_20_písmo_20_odstavce"><text:span text:style-name="T5">22</text:span></text:span><text:span text:style-name="Standardní_20_písmo_20_odstavce"><text:span text:style-name="T4"> °C</text:span></text:span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4"><text:span text:style-name="Standardní_20_písmo_20_odstavce"><text:span text:style-name="T14"><text:s text:c="7"/><text:tab/><text:tab/><text:tab/><text:tab/> <text:s text:c="9"/></text:span></text:span><text:span text:style-name="Standardní_20_písmo_20_odstavce"><text:span text:style-name="T11">Výsledky</text:span></text:span></text:p>
      <text:p text:style-name="P14"><text:span text:style-name="Standardní_20_písmo_20_odstavce"><text:span text:style-name="T14"><text:tab/><text:tab/><text:tab/><text:tab/><text:tab/> <text:s text:c="2"/>Ra – </text:span></text:span><text:span text:style-name="Standardní_20_písmo_20_odstavce"><text:span text:style-name="T16">09</text:span></text:span></text:p>
      <text:p text:style-name="P14"><text:span text:style-name="Standardní_20_písmo_20_odstavce"><text:span text:style-name="T16"/></text:span></text:p>
      <text:p text:style-name="P26"><text:tab/><text:tab/>Dlouhý streamer „Memoriál Rudolfa Dvořáka“</text:p>
      <text:p text:style-name="P8"/>
      <text:p text:style-name="P14"><text:span text:style-name="Standardní_20_písmo_20_odstavce"><text:span text:style-name="T14"><text:tab/><text:tab/></text:span></text:span><text:span text:style-name="Standardní_20_písmo_20_odstavce"><text:span text:style-name="T17"><text:tab/><text:tab/></text:span></text:span><text:span text:style-name="Standardní_20_písmo_20_odstavce"><text:span text:style-name="T14">Letovice Písečná 1</text:span></text:span><text:span text:style-name="Standardní_20_písmo_20_odstavce"><text:span text:style-name="T15">0</text:span></text:span><text:span text:style-name="Standardní_20_písmo_20_odstavce"><text:span text:style-name="T14">.9. 202</text:span></text:span><text:span text:style-name="Standardní_20_písmo_20_odstavce"><text:span text:style-name="T15">2</text:span></text:span></text:p>
      <text:p text:style-name="P17"/>
      <text:p text:style-name="P17"/>
      <text:p text:style-name="P17"/>
      <text:p text:style-name="P14"><text:span text:style-name="Standardní_20_písmo_20_odstavce"><text:span text:style-name="T17"><text:tab/></text:span></text:span><text:span text:style-name="Standardní_20_písmo_20_odstavce"><text:span text:style-name="T18">Kategorie S6A-dlouhý streamer </text:span></text:span><text:span text:style-name="Standardní_20_písmo_20_odstavce"><text:span text:style-name="T19">senioři</text:span></text:span></text:p>
      <text:p text:style-name="P9"/>
      <text:p text:style-name="P14"><text:span text:style-name="Standardní_20_písmo_20_odstavce"><text:span text:style-name="T21"><text:tab/></text:span></text:span><text:span text:style-name="Standardní_20_písmo_20_odstavce"><text:span text:style-name="T22">Poř.<text:tab/>Jméno<text:tab/><text:tab/>Místo<text:tab/><text:tab/>1.kolo<text:tab/>2.kolo<text:tab/>3. kolo<text:tab/>Celkem (1)</text:span></text:span></text:p>
      <text:p text:style-name="P12"/>
      <text:p text:style-name="P14"><text:span text:style-name="Standardní_20_písmo_20_odstavce"><text:span text:style-name="T21"><text:tab/></text:span></text:span><text:span text:style-name="Standardní_20_písmo_20_odstavce"><text:span text:style-name="T24">1.<text:tab/></text:span></text:span><text:span text:style-name="Standardní_20_písmo_20_odstavce"><text:span text:style-name="T25">Pukl Jan<text:tab/></text:span></text:span><text:span text:style-name="Standardní_20_písmo_20_odstavce"><text:span text:style-name="T24"><text:tab/></text:span></text:span><text:span text:style-name="Standardní_20_písmo_20_odstavce"><text:span text:style-name="T25">Vyškov<text:tab/></text:span></text:span><text:span text:style-name="Standardní_20_písmo_20_odstavce"><text:span text:style-name="T24"><text:tab/></text:span></text:span><text:span text:style-name="Standardní_20_písmo_20_odstavce"><text:span text:style-name="T26">949</text:span></text:span><text:span text:style-name="Standardní_20_písmo_20_odstavce"><text:span text:style-name="T24"><text:tab/></text:span></text:span><text:span text:style-name="Standardní_20_písmo_20_odstavce"><text:span text:style-name="T26">958</text:span></text:span><text:span text:style-name="Standardní_20_písmo_20_odstavce"><text:span text:style-name="T24"><text:tab/></text:span></text:span><text:span text:style-name="Standardní_20_písmo_20_odstavce"><text:span text:style-name="T26">959</text:span></text:span><text:span text:style-name="Standardní_20_písmo_20_odstavce"><text:span text:style-name="T24"><text:tab/></text:span></text:span><text:span text:style-name="Standardní_20_písmo_20_odstavce"><text:span text:style-name="T26">2866</text:span></text:span></text:p>
      <text:p text:style-name="P19"><text:tab/>2.<text:tab/>Cihla Jaroslav<text:tab/>Letovice<text:tab/><text:tab/><text:span text:style-name="T29">944</text:span><text:tab/><text:span text:style-name="T29">958</text:span><text:tab/><text:span text:style-name="T29">950</text:span><text:tab/><text:span text:style-name="T29">2852</text:span></text:p>
      <text:p text:style-name="P13"><text:tab/>3.<text:tab/><text:span text:style-name="T29">Marek Roman</text:span><text:tab/>Letovice<text:tab/><text:tab/><text:span text:style-name="T29">952</text:span><text:tab/><text:span text:style-name="T29">947</text:span><text:tab/><text:span text:style-name="T29">950</text:span><text:tab/><text:span text:style-name="T29">2849</text:span></text:p>
      <text:p text:style-name="P13"><text:tab/>4.<text:tab/><text:span text:style-name="T29">Hodal Miloš</text:span><text:tab/><text:span text:style-name="T29">Praha</text:span><text:tab/><text:tab/><text:span text:style-name="T29">956</text:span><text:tab/><text:span text:style-name="T29">945</text:span><text:tab/><text:span text:style-name="T29">944</text:span><text:tab/><text:span text:style-name="T29">2845</text:span></text:p>
      <text:p text:style-name="P19"><text:tab/>5.<text:tab/>Ferbas Josef<text:tab/><text:span text:style-name="T29">Hradec Králové</text:span><text:tab/><text:span text:style-name="T29">935</text:span><text:tab/><text:span text:style-name="T29">952</text:span><text:tab/><text:span text:style-name="T29">954</text:span><text:tab/><text:span text:style-name="T29">2841</text:span></text:p>
      <text:p text:style-name="P13"><text:tab/>6.<text:tab/>Pazour Petr<text:tab/>Letovice<text:tab/><text:tab/><text:span text:style-name="T29">955</text:span><text:tab/><text:span text:style-name="T29">936</text:span><text:tab/><text:span text:style-name="T29">947</text:span><text:tab/><text:span text:style-name="T29">2838</text:span></text:p>
      <text:p text:style-name="P13"><text:tab/>7.<text:tab/><text:span text:style-name="T29">Křížek Michal</text:span><text:tab/><text:span text:style-name="T29">Praha<text:tab/></text:span>.<text:tab/><text:span text:style-name="T29">944</text:span><text:tab/><text:span text:style-name="T29">938</text:span><text:tab/><text:span text:style-name="T29">938</text:span><text:tab/><text:span text:style-name="T29">2820</text:span></text:p>
      <text:p text:style-name="P13"><text:tab/>8.<text:tab/><text:span text:style-name="T29">Souček Josef</text:span><text:tab/><text:span text:style-name="T29">Praha</text:span><text:tab/><text:tab/><text:span text:style-name="T29">939</text:span><text:tab/><text:span text:style-name="T29">935</text:span><text:tab/><text:span text:style-name="T29">938</text:span><text:tab/><text:span text:style-name="T29">2812</text:span><text:tab/></text:p>
      <text:p text:style-name="P13"><text:tab/>9.<text:tab/><text:span text:style-name="T29">Marčák Pavel</text:span><text:tab/>Letovice<text:tab/><text:tab/><text:span text:style-name="T29">932</text:span><text:tab/><text:span text:style-name="T29">942</text:span><text:tab/><text:span text:style-name="T29">932</text:span> <text:s/><text:tab/><text:span text:style-name="T30">2806</text:span></text:p>
      <text:p text:style-name="P13"><text:span text:style-name="T30"><text:tab/>10.<text:tab/>Knapp Miroslav<text:tab/>Vyškov<text:tab/><text:tab/>0<text:tab/>941<text:tab/>930<text:tab/>1871</text:span></text:p>
      <text:p text:style-name="P13"><text:span text:style-name="T30"><text:tab/>11.<text:tab/>Grenbar Zdeněk<text:tab/>Vyškov<text:tab/><text:tab/>940<text:tab/>929<text:tab/>0<text:tab/>1869</text:span></text:p>
      <text:p text:style-name="P13"/>
      <text:p text:style-name="P13"/>
      <text:p text:style-name="P13"/>
      <text:p text:style-name="P13"/>
      <text:p text:style-name="P13"/>
      <text:p text:style-name="P21"><text:tab/><text:span text:style-name="Standardní_20_písmo_20_odstavce"><text:span text:style-name="T18">Kategorie S6A-dlouhý streamer </text:span></text:span><text:span text:style-name="Standardní_20_písmo_20_odstavce"><text:span text:style-name="T19">junioři</text:span></text:span></text:p>
      <text:p text:style-name="P21"><text:span text:style-name="Standardní_20_písmo_20_odstavce"><text:span text:style-name="T19"/></text:span></text:p>
      <text:p text:style-name="P21"><text:span text:style-name="Standardní_20_písmo_20_odstavce"><text:span text:style-name="T20"><text:tab/></text:span></text:span><text:span text:style-name="Standardní_20_písmo_20_odstavce"><text:span text:style-name="T23">Poř.<text:tab/>Jméno<text:tab/><text:tab/>Místo<text:tab/><text:tab/>1.kolo<text:tab/>2.kolo<text:tab/>3. kolo<text:tab/>Celkem (1)</text:span></text:span></text:p>
      <text:p text:style-name="P13"/>
      <text:p text:style-name="P13"><text:span text:style-name="T30"><text:tab/>1.<text:tab/>Krušina Adam<text:tab/>Letovice<text:tab/><text:tab/>926<text:tab/>920<text:tab/>923<text:tab/>2769</text:span></text:p>
      <text:p text:style-name="P13"><text:tab/><text:span text:style-name="T30">2. <text:tab/>Fadrný Martin<text:tab/>Letovice<text:tab/><text:tab/>921<text:tab/>915<text:tab/>929<text:tab/>2765</text:span></text:p>
      <text:p text:style-name="P13"><text:tab/></text:p>
      <text:p text:style-name="P13"><text:tab/>(1 Poznámka: body po přepočtu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/><text:tab/>Kategorie S7 makety</text:p>
      <text:p text:style-name="P10"/>
      <text:p text:style-name="P14"><text:span text:style-name="Standardní_20_písmo_20_odstavce"><text:span text:style-name="T17"><text:tab/></text:span></text:span><text:span text:style-name="Standardní_20_písmo_20_odstavce"><text:span text:style-name="T22">Poř.<text:tab/>Jméno<text:tab/><text:tab/>Místo<text:tab/><text:tab/>maketa<text:tab/><text:tab/>Statika<text:tab/>1.kolo body <text:s text:c="8"/>2. <text:tab/><text:tab/>Celkem</text:span></text:span></text:p>
      <text:p text:style-name="P12"/>
      <text:p text:style-name="P14"><text:span text:style-name="Standardní_20_písmo_20_odstavce"><text:span text:style-name="T21"><text:tab/></text:span></text:span><text:span text:style-name="Standardní_20_písmo_20_odstavce"><text:span text:style-name="T24">1.<text:tab/>Pukl Jan<text:tab/><text:tab/>Vyškov <text:tab/><text:tab/></text:span></text:span><text:span text:style-name="Standardní_20_písmo_20_odstavce"><text:span text:style-name="T27">LAMBDA <text:s/>4-s</text:span></text:span><text:span text:style-name="Standardní_20_písmo_20_odstavce"><text:span text:style-name="T24"><text:tab/></text:span></text:span><text:span text:style-name="Standardní_20_písmo_20_odstavce"><text:span text:style-name="T27">170<text:tab/></text:span></text:span><text:span text:style-name="Standardní_20_písmo_20_odstavce"><text:span text:style-name="T24">44<text:tab/><text:tab/><text:tab/>2</text:span></text:span><text:span text:style-name="Standardní_20_písmo_20_odstavce"><text:span text:style-name="T27">14</text:span></text:span></text:p>
      <text:p text:style-name="P22"><text:tab/>2. <text:tab/><text:span text:style-name="Standardní_20_písmo_20_odstavce">Knapp Miroslav<text:tab/>Vyškov</text:span><text:tab/><text:tab/><text:span text:style-name="T31">Redstone Merc.</text:span><text:tab/>15<text:span text:style-name="T31">1</text:span><text:tab/>4<text:span text:style-name="T31">6</text:span><text:tab/><text:tab/><text:tab/><text:span text:style-name="T31">197</text:span></text:p>
      <text:p text:style-name="P24"><text:span text:style-name="Standardní_20_písmo_20_odstavce"><text:span text:style-name="T21"><text:tab/>3.<text:tab/></text:span></text:span><text:span text:style-name="Standardní_20_písmo_20_odstavce"><text:span text:style-name="T27">Hodal Miloš</text:span></text:span><text:span text:style-name="Standardní_20_písmo_20_odstavce"><text:span text:style-name="T24"><text:tab/></text:span></text:span><text:span text:style-name="Standardní_20_písmo_20_odstavce"><text:span text:style-name="T27">Praha<text:tab/><text:tab/>MMR-06</text:span></text:span><text:span text:style-name="Standardní_20_písmo_20_odstavce"><text:span text:style-name="T24"><text:tab/>1</text:span></text:span><text:span text:style-name="Standardní_20_písmo_20_odstavce"><text:span text:style-name="T27">40</text:span></text:span><text:span text:style-name="Standardní_20_písmo_20_odstavce"><text:span text:style-name="T24"><text:tab/>4</text:span></text:span><text:span text:style-name="Standardní_20_písmo_20_odstavce"><text:span text:style-name="T27">9</text:span></text:span><text:span text:style-name="Standardní_20_písmo_20_odstavce"><text:span text:style-name="T24"><text:tab/><text:tab/><text:tab/></text:span></text:span><text:span text:style-name="Standardní_20_písmo_20_odstavce"><text:span text:style-name="T27">489</text:span></text:span></text:p>
      <text:p text:style-name="P13"><text:tab/>4.<text:tab/><text:span text:style-name="T31">Křížek Michal<text:tab/>Praha<text:tab/></text:span>. <text:s text:c="2"/><text:tab/><text:span text:style-name="T32">MMR-06</text:span><text:tab/><text:span text:style-name="T32">139</text:span><text:tab/><text:span text:style-name="T32">0<text:tab/> <text:s text:c="7"/>48<text:tab/></text:span><text:tab/>187</text:p>
      <text:p text:style-name="P13"><text:tab/>5.<text:tab/><text:span text:style-name="T32">Grenar Zdeněk</text:span> <text:tab/><text:span text:style-name="T32">Vyškov</text:span><text:tab/><text:tab/><text:span text:style-name="T32">Nike Smoke</text:span>.<text:tab/>1<text:span text:style-name="T32">34</text:span><text:tab/><text:span text:style-name="T32">48</text:span><text:tab/><text:tab/><text:tab/><text:span text:style-name="T32">182</text:span></text:p>
      <text:p text:style-name="P13"><text:tab/>6. <text:tab/><text:span text:style-name="T32">Souček Josef</text:span>l<text:tab/>Praha<text:tab/><text:tab/><text:span text:style-name="T32">MMR-06</text:span><text:tab/><text:span text:style-name="T32">109</text:span><text:tab/><text:span text:style-name="T32">46</text:span><text:tab/><text:tab/><text:tab/>1<text:span text:style-name="T32">55</text:span></text:p>
      <text:p text:style-name="P13"><text:tab/>7.-<text:span text:style-name="T32">11</text:span><text:span text:style-name="T28">.</text:span><text:tab/><text:span text:style-name="T32">Marek Roman</text:span><text:tab/>Letovice<text:tab/><text:tab/><text:span text:style-name="T32">PROTON K</text:span><text:tab/>1<text:span text:style-name="T32">67</text:span><text:tab/>0<text:tab/><text:tab/><text:tab/>0</text:p>
      <text:p text:style-name="P13"><text:tab/><text:span text:style-name="T28">7.-</text:span><text:span text:style-name="T32">11.</text:span><text:span text:style-name="T28"><text:tab/></text:span><text:span text:style-name="T32">Ferbas Josef</text:span><text:span text:style-name="T28"><text:tab/></text:span><text:span text:style-name="T32">Hradec Králové</text:span><text:span text:style-name="T28"><text:tab/></text:span><text:span text:style-name="T32">Redstone Merc.</text:span><text:span text:style-name="T28"><text:tab/></text:span><text:span text:style-name="T32">162</text:span><text:span text:style-name="T28"><text:tab/>0<text:tab/><text:tab/><text:tab/>0</text:span></text:p>
      <text:p text:style-name="P13"><text:tab/><text:span text:style-name="T28">7</text:span>.-<text:span text:style-name="T32">11</text:span><text:span text:style-name="T28">.</text:span><text:tab/><text:span text:style-name="T32">Pazour Petr </text:span><text:tab/>Letovice<text:tab/><text:tab/><text:span text:style-name="T32">MONIKA <text:tab/></text:span>1<text:span text:style-name="T32">60</text:span><text:tab/>0<text:tab/><text:tab/><text:tab/>0</text:p>
      <text:p text:style-name="P23"><text:tab/><text:span text:style-name="T32">7.-11.<text:tab/>Marčák Pavel<text:tab/>Letovice<text:tab/><text:tab/>Sergrant MGM <text:tab/>156<text:tab/>0<text:tab/><text:tab/><text:tab/>0</text:span></text:p>
      <text:p text:style-name="P23"><text:span text:style-name="T32"><text:tab/>7.-11. <text:tab/>Fadrný Martin<text:tab/>Letovice<text:tab/><text:tab/>Terrapin<text:tab/><text:tab/>120<text:tab/>0<text:tab/><text:tab/><text:tab/>0<text:tab/></text:span></text:p>
      <text:p text:style-name="P13"/>
      <text:p text:style-name="P13"/>
      <text:p text:style-name="P13"/>
      <text:p text:style-name="P13"><text:tab/></text:p>
      <text:p text:style-name="P13"/>
      <text:p text:style-name="P14"><text:span text:style-name="Standardní_20_písmo_20_odstavce"><text:span text:style-name="T1"><text:tab/></text:span></text:span><text:span text:style-name="Standardní_20_písmo_20_odstavce"><text:span text:style-name="T2">11</text:span></text:span><text:span text:style-name="Standardní_20_písmo_20_odstavce"><text:span text:style-name="T1">.9. 202</text:span></text:span><text:span text:style-name="Standardní_20_písmo_20_odstavce"><text:span text:style-name="T2">2</text:span></text:span><text:span text:style-name="Standardní_20_písmo_20_odstavce"><text:span text:style-name="T1"><text:tab/></text:span></text:span><text:span text:style-name="Standardní_20_písmo_20_odstavce"><text:span text:style-name="T3">Letovice</text:span></text:span><text:span text:style-name="Standardní_20_písmo_20_odstavce"><text:span text:style-name="T1"><text:tab/><text:tab/><text:tab/><text:tab/>Za správnost Kuda Bohuslav v.r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ní_20_písmo_20_odstavce" style:display-name="Standardní písmo odstav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09:33:04.566000000</meta:creation-date>
    <dc:date>2022-09-13T09:52:39.223000000</dc:date>
    <meta:editing-duration>PT5H56M54S</meta:editing-duration>
    <meta:editing-cycles>10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58" meta:word-count="357" meta:character-count="2360" meta:non-whitespace-character-count="1798"/>
  </office:meta>
</office:document-meta>
</file>